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T1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model-response-message-contentr_6252db05250ae95f">
        <text:p text:style-name="Text_20_body">Na competição de programação, <text:span text:style-name="T1">DSA</text:span> é a sigla em inglês para <text:span text:style-name="T1">Data Structures and Algorithms</text:span> (Estruturas de Dados e Algoritmos).</text:p>
        <text:p text:style-name="Text_20_body">Em termos simples, o DSA é o <text:span text:style-name="T1">coração</text:span> da programação competitiva.</text:p>
        <text:p text:style-name="Horizontal_20_Line"/>
        <text:h text:style-name="Heading_20_2" text:outline-level="2">O Papel do DSA na Competição</text:h>
        <text:p text:style-name="Text_20_body">Em competições como a Maratona de Programação (ICPC) ou os desafios do Codeforces/CodeChef, os participantes recebem uma série de problemas complexos que precisam ser resolvidos usando código.</text:p>
        <text:p text:style-name="Text_20_body">O conhecimento de DSA é crucial porque:</text:p>
        <text:list xml:id="list82911421" text:style-name="L2">
          <text:list-item>
            <text:p text:style-name="P1"><text:span text:style-name="T1">Estruturas de Dados</text:span> (Data Structures): São maneiras especializadas de organizar e armazenar dados para que possam ser usados de forma eficiente.</text:p>
            <text:list>
              <text:list-item>
                <text:p text:style-name="P1"><text:span text:style-name="T1">Exemplos:</text:span> Arrays, Listas Encadeadas, Pilhas (Stacks), Filas (Queues), Árvores (Trees), Grafos (Graphs), e Hash Maps.</text:p>
              </text:list-item>
              <text:list-item>
                <text:p text:style-name="P1"><text:span text:style-name="T1">Importância:</text:span> Saber qual estrutura de dados usar é o primeiro passo para criar uma solução eficiente.</text:p>
              </text:list-item>
            </text:list>
          </text:list-item>
          <text:list-item>
            <text:p text:style-name="P1"><text:span text:style-name="T1">Algoritmos</text:span> (Algorithms): São o conjunto de passos lógicos para resolver um problema ou realizar uma tarefa. Na programação competitiva, o foco está em encontrar a solução <text:span text:style-name="T1">mais rápida</text:span> (mais eficiente em termos de tempo).</text:p>
            <text:list>
              <text:list-item>
                <text:p text:style-name="P1"><text:span text:style-name="T1">Exemplos:</text:span> Busca Binária, Ordenação (Sorting), Programação Dinâmica, Algoritmos de Grafos (como BFS, DFS, Dijkstra), e Greedy Algorithms.</text:p>
              </text:list-item>
              <text:list-item>
                <text:p text:style-name="P1"><text:span text:style-name="T1">Importância:</text:span> O algoritmo define como você processa os dados armazenados para chegar à resposta dentro do limite de tempo da competição.</text:p>
              </text:list-item>
            </text:list>
          </text:list-item>
        </text:list>
        <text:h text:style-name="Heading_20_3" text:outline-level="3">A Chave é a Eficiência</text:h>
        <text:p text:style-name="Text_20_body">A principal diferença entre um programa que funciona e um programa que vence em uma competição é a <text:span text:style-name="T1">eficiência</text:span>.</text:p>
        <text:list xml:id="list1935893981" text:style-name="L3">
          <text:list-item>
            <text:p text:style-name="P2">Você precisa não apenas de um código que produza a resposta correta, mas de um código que o faça em <text:span text:style-name="T1">milissegundos</text:span>, mesmo com grandes volumes de dados.</text:p>
          </text:list-item>
          <text:list-item>
            <text:p text:style-name="P2">Os juízes testam a sua solução com entradas massivas. Se o seu algoritmo for lento (ou seja, tiver uma complexidade de tempo ruim, como O(N2)), ele receberá um erro de <text:span text:style-name="T1">"Time Limit Exceeded" (TLE)</text:span>.</text:p>
          </text:list-item>
          <text:list-item>
            <text:p text:style-name="P2"><text:soft-page-break/>Conhecer DSA permite que você escolha a solução com a melhor <text:span text:style-name="T1">Complexidade de Tempo</text:span> (como O(logN) ou O(N)) para passar nos testes.</text:p>
          </text:list-item>
        </text:list>
        <text:p text:style-name="Text_20_body">Portanto, em resumo, quando se fala em <text:span text:style-name="T1">DSA</text:span> em programação competitiva, está-se falando do conhecimento técnico fundamental necessário para <text:span text:style-name="T1">resolver problemas de forma correta e ultrarrápida</text:span>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6T23:13:09.739000000</dc:date>
    <meta:editing-duration>PT2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7" meta:word-count="337" meta:character-count="2106" meta:non-whitespace-character-count="1795"/>
  </office:meta>
</office:document-meta>
</file>